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heads_20_2" draw:marker-end-width="0.189cm" draw:fill="none" draw:textarea-vertical-align="middle" fo:padding-top="0.137cm" fo:padding-bottom="0.137cm" fo:padding-left="0.262cm" fo:padding-right="0.262cm" draw:shadow="visible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objectwithoutfill">
      <style:graphic-properties svg:stroke-width="0.025cm" draw:marker-start-width="0.237cm" draw:marker-end="Arrowheads_20_2" draw:marker-end-width="0.337cm" draw:fill="none" draw:textarea-vertical-align="middle" fo:padding-top="0.137cm" fo:padding-bottom="0.137cm" fo:padding-left="0.262cm" fo:padding-right="0.262cm" draw:shadow="visible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dddddd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6" style:family="graphic" style:parent-style-name="objectwithoutfill">
      <style:graphic-properties svg:stroke-width="0.025cm" draw:marker-start-width="0.237cm" draw:marker-end="Arrowheads_20_2" draw:marker-end-width="0.228cm" draw:fill="none" draw:textarea-vertical-align="middle" fo:padding-top="0.137cm" fo:padding-bottom="0.137cm" fo:padding-left="0.262cm" fo:padding-right="0.262cm" draw:shadow="visible"/>
    </style:style>
    <style:style style:name="gr7" style:family="graphic" style:parent-style-name="objectwithoutfill">
      <style:graphic-properties svg:stroke-width="0.025cm" draw:marker-start-width="0.237cm" draw:marker-end-width="0.101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0" style:family="graphic" style:parent-style-name="standard">
      <style:graphic-properties draw:stroke="none" svg:stroke-color="#000000" draw:fill="none" draw:fill-color="#ffffff" fo:min-height="0.033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5" style:family="paragraph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TeX Gyre Bonum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671cm" svg:y1="10.799cm" svg:x2="10.129cm" svg:y2="10.8cm" draw:start-shape="id1" draw:start-glue-point="1" draw:end-shape="id2" draw:end-glue-point="3" svg:d="M9671 10799l458 1" svg:viewBox="0 0 459 2">
          <text:p/>
        </draw:connector>
        <draw:connector draw:style-name="gr2" draw:text-style-name="P1" draw:layer="layout" draw:type="line" svg:x1="15.917cm" svg:y1="7.947cm" svg:x2="9.07cm" svg:y2="10.474cm" draw:start-shape="id3" draw:start-glue-point="2" draw:end-shape="id1" draw:end-glue-point="0" svg:d="M15917 7947l-6847 2527" svg:viewBox="0 0 6848 2528">
          <text:p/>
        </draw:connector>
        <draw:custom-shape draw:style-name="gr3" draw:text-style-name="P2" xml:id="id4" draw:id="id4" draw:layer="layout" svg:width="4.064cm" svg:height="0.846cm" svg:x="9.566cm" svg:y="5.064cm">
          <text:p text:style-name="P1"><text:span text:style-name="T1">Prepare Two Sandwi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105cm" svg:height="0.978cm" svg:x="5.642cm" svg:y="6.969cm">
          <text:p text:style-name="P1"><text:span text:style-name="T1">Prepare Peanut </text:span></text:p>
          <text:p text:style-name="P1"><text:span text:style-name="T1">Butter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175cm" svg:height="0.978cm" svg:x="14.33cm" svg:y="6.969cm">
          <text:p text:style-name="P1"><text:span text:style-name="T1">Prepare Boiled</text:span></text:p>
          <text:p text:style-name="P1"><text:span text:style-name="T1">Egg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598cm" svg:y1="5.91cm" svg:x2="7.194cm" svg:y2="6.969cm" draw:start-shape="id4" draw:start-glue-point="2" draw:end-shape="id5" draw:end-glue-point="0" svg:d="M11598 5910l-4404 1059" svg:viewBox="0 0 4405 1060">
          <text:p/>
        </draw:connector>
        <draw:connector draw:style-name="gr2" draw:text-style-name="P1" draw:layer="layout" draw:type="line" svg:x1="11.598cm" svg:y1="5.91cm" svg:x2="15.917cm" svg:y2="6.969cm" draw:start-shape="id4" draw:start-glue-point="2" draw:end-shape="id3" draw:end-glue-point="0" svg:d="M11598 5910l4319 1059" svg:viewBox="0 0 4320 1060">
          <text:p/>
        </draw:connector>
        <draw:connector draw:style-name="gr4" draw:text-style-name="P1" draw:layer="layout" draw:type="line" svg:x1="8.747cm" svg:y1="7.458cm" svg:x2="14.33cm" svg:y2="7.458cm" draw:start-shape="id5" draw:start-glue-point="1" draw:end-shape="id3" draw:end-glue-point="3" svg:d="M8747 7458h5583" svg:viewBox="0 0 5584 1">
          <text:p/>
        </draw:connector>
        <draw:custom-shape draw:style-name="gr5" draw:text-style-name="P3" xml:id="id6" draw:id="id6" draw:layer="layout" svg:width="1.764cm" svg:height="0.635cm" svg:x="3.121cm" svg:y="8.874cm">
          <text:p text:style-name="P1"><text:span text:style-name="T2">Spread</text:span></text:p>
          <text:p text:style-name="P1"><text:span text:style-name="T2">Strawberry J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194cm" svg:y1="7.947cm" svg:x2="4.003cm" svg:y2="8.874cm" draw:start-shape="id5" draw:start-glue-point="2" draw:end-shape="id6" draw:end-glue-point="0" svg:d="M7194 7947l-3191 927" svg:viewBox="0 0 3192 928">
          <text:p/>
        </draw:connector>
        <draw:custom-shape draw:style-name="gr5" draw:text-style-name="P3" xml:id="id7" draw:id="id7" draw:layer="layout" svg:width="1.601cm" svg:height="0.635cm" svg:x="1.108cm" svg:y="8.874cm">
          <text:p text:style-name="P1"><text:span text:style-name="T2">Spread</text:span></text:p>
          <text:p text:style-name="P1"><text:span text:style-name="T2">Peanut Bu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194cm" svg:y1="7.947cm" svg:x2="1.908cm" svg:y2="8.874cm" draw:start-shape="id5" draw:start-glue-point="2" draw:end-shape="id7" draw:end-glue-point="0" svg:d="M7194 7947l-5286 927" svg:viewBox="0 0 5287 928">
          <text:p/>
        </draw:connector>
        <draw:custom-shape draw:style-name="gr5" draw:text-style-name="P3" xml:id="id8" draw:id="id8" draw:layer="layout" svg:width="1.716cm" svg:height="0.635cm" svg:x="5.469cm" svg:y="8.874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194cm" svg:y1="7.947cm" svg:x2="6.327cm" svg:y2="8.874cm" draw:start-shape="id5" draw:start-glue-point="2" draw:end-shape="id8" draw:end-glue-point="0" svg:d="M7194 7947l-867 927" svg:viewBox="0 0 868 928">
          <text:p/>
        </draw:connector>
        <draw:custom-shape draw:style-name="gr5" draw:text-style-name="P3" xml:id="id1" draw:id="id1" draw:layer="layout" svg:width="1.202cm" svg:height="0.651cm" svg:x="8.469cm" svg:y="10.474cm">
          <text:p text:style-name="P1"><text:span text:style-name="T2">Boil W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1.261cm" svg:height="0.649cm" svg:x="10.129cm" svg:y="10.476cm">
          <text:p text:style-name="P1"><text:span text:style-name="T2">Boil </text:span></text:p>
          <text:p text:style-name="P1"><text:span text:style-name="T2">Two Eg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.917cm" svg:y1="7.947cm" svg:x2="10.759cm" svg:y2="10.476cm" draw:start-shape="id3" draw:start-glue-point="2" draw:end-shape="id2" draw:end-glue-point="0" svg:d="M15917 7947l-5158 2529" svg:viewBox="0 0 5159 2530">
          <text:p/>
        </draw:connector>
        <draw:connector draw:style-name="gr1" draw:text-style-name="P1" draw:layer="layout" draw:type="line" svg:x1="4.91cm" svg:y1="9.043cm" svg:x2="5.451cm" svg:y2="9.037cm" svg:d="M4910 9043l541-6" svg:viewBox="0 0 542 7">
          <text:p/>
        </draw:connector>
        <draw:g>
          <draw:connector draw:style-name="gr6" draw:text-style-name="P1" draw:layer="layout" draw:type="line" svg:x1="5.048cm" svg:y1="9.354cm" svg:x2="5.456cm" svg:y2="9.348cm" svg:d="M5048 9354l408-6" svg:viewBox="0 0 409 7">
            <text:p/>
          </draw:connector>
          <draw:line draw:style-name="gr7" draw:text-style-name="P1" draw:layer="layout" svg:x1="5.073cm" svg:y1="9.334cm" svg:x2="5.073cm" svg:y2="9.763cm">
            <text:p/>
          </draw:line>
        </draw:g>
        <draw:connector draw:style-name="gr8" draw:text-style-name="P1" draw:layer="layout" draw:line-skew="-1.183cm" svg:x1="2.709cm" svg:y1="9.191cm" svg:x2="5.09cm" svg:y2="9.741cm" draw:start-shape="id7" draw:start-glue-point="1" svg:d="M2709 9191h264v550h2117" svg:viewBox="0 0 2382 551">
          <text:p/>
        </draw:connector>
        <draw:custom-shape draw:style-name="gr9" draw:text-style-name="P4" xml:id="id9" draw:id="id9" draw:layer="layout" svg:width="1.702cm" svg:height="0.635cm" svg:x="7.596cm" svg:y="8.874cm">
          <text:p text:style-name="P1"><text:span text:style-name="T3">Cut Sandwiches</text:span></text:p>
          <text:p text:style-name="P1"><text:span text:style-name="T3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0" draw:id="id10" draw:layer="layout" svg:width="1.704cm" svg:height="0.635cm" svg:x="9.707cm" svg:y="8.874cm">
          <text:p text:style-name="P1"><text:span text:style-name="T3">Put Sandwich </text:span></text:p>
          <text:p text:style-name="P1"><text:span text:style-name="T3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185cm" svg:y1="9.191cm" svg:x2="7.596cm" svg:y2="9.191cm" draw:start-shape="id8" draw:start-glue-point="1" draw:end-shape="id9" svg:d="M7185 9191h411" svg:viewBox="0 0 412 1">
          <text:p/>
        </draw:connector>
        <draw:connector draw:style-name="gr1" draw:text-style-name="P1" draw:layer="layout" draw:type="line" svg:x1="9.298cm" svg:y1="9.191cm" svg:x2="9.707cm" svg:y2="9.191cm" draw:start-shape="id9" draw:start-glue-point="1" draw:end-shape="id10" svg:d="M9298 9191h409" svg:viewBox="0 0 410 1">
          <text:p/>
        </draw:connector>
        <draw:connector draw:style-name="gr2" draw:text-style-name="P1" draw:layer="layout" draw:type="line" svg:x1="7.194cm" svg:y1="7.947cm" svg:x2="8.447cm" svg:y2="8.874cm" draw:start-shape="id5" draw:start-glue-point="2" draw:end-shape="id9" draw:end-glue-point="0" svg:d="M7194 7947l1253 927" svg:viewBox="0 0 1254 928">
          <text:p/>
        </draw:connector>
        <draw:connector draw:style-name="gr2" draw:text-style-name="P1" draw:layer="layout" draw:type="line" svg:x1="7.194cm" svg:y1="7.947cm" svg:x2="10.559cm" svg:y2="8.874cm" draw:start-shape="id5" draw:start-glue-point="2" draw:end-shape="id10" draw:end-glue-point="0" svg:d="M7194 7947l3365 927" svg:viewBox="0 0 3366 928">
          <text:p/>
        </draw:connector>
        <draw:custom-shape draw:style-name="gr5" draw:text-style-name="P3" xml:id="id11" draw:id="id11" draw:layer="layout" svg:width="1.311cm" svg:height="0.649cm" svg:x="11.838cm" svg:y="10.476cm">
          <text:p text:style-name="P1"><text:span text:style-name="T2">Slice Eg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39cm" svg:y1="10.8cm" svg:x2="11.838cm" svg:y2="10.8cm" draw:start-shape="id2" draw:start-glue-point="1" draw:end-shape="id11" draw:end-glue-point="3" svg:d="M11390 10800h448" svg:viewBox="0 0 449 1">
          <text:p/>
        </draw:connector>
        <draw:connector draw:style-name="gr2" draw:text-style-name="P1" draw:layer="layout" draw:type="line" svg:x1="15.917cm" svg:y1="7.947cm" svg:x2="12.493cm" svg:y2="10.476cm" draw:start-shape="id3" draw:start-glue-point="2" draw:end-shape="id11" draw:end-glue-point="0" svg:d="M15917 7947l-3424 2529" svg:viewBox="0 0 3425 2530">
          <text:p/>
        </draw:connector>
        <draw:custom-shape draw:style-name="gr5" draw:text-style-name="P3" xml:id="id12" draw:id="id12" draw:layer="layout" svg:width="1.366cm" svg:height="0.649cm" svg:x="13.542cm" svg:y="10.476cm">
          <text:p text:style-name="P1"><text:span text:style-name="T2">Add S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149cm" svg:y1="10.8cm" svg:x2="13.542cm" svg:y2="10.8cm" draw:start-shape="id11" draw:start-glue-point="1" draw:end-shape="id12" draw:end-glue-point="3" svg:d="M13149 10800h393" svg:viewBox="0 0 394 1">
          <text:p/>
        </draw:connector>
        <draw:connector draw:style-name="gr2" draw:text-style-name="P1" draw:layer="layout" draw:type="line" svg:x1="15.917cm" svg:y1="7.947cm" svg:x2="14.225cm" svg:y2="10.476cm" draw:start-shape="id3" draw:start-glue-point="2" draw:end-shape="id12" draw:end-glue-point="0" svg:d="M15917 7947l-1692 2529" svg:viewBox="0 0 1693 2530">
          <text:p/>
        </draw:connector>
        <draw:connector draw:style-name="gr1" draw:text-style-name="P1" draw:layer="layout" draw:type="line" svg:x1="16.597cm" svg:y1="10.799cm" svg:x2="16.991cm" svg:y2="10.8cm" draw:start-shape="id13" draw:start-glue-point="1" draw:end-shape="id14" draw:end-glue-point="3" svg:d="M16597 10799l394 1" svg:viewBox="0 0 395 2">
          <text:p/>
        </draw:connector>
        <draw:custom-shape draw:style-name="gr9" draw:text-style-name="P4" xml:id="id13" draw:id="id13" draw:layer="layout" svg:width="1.27cm" svg:height="0.651cm" svg:x="15.327cm" svg:y="10.474cm">
          <text:p text:style-name="P1"><text:span text:style-name="T3">Add </text:span></text:p>
          <text:p text:style-name="P1"><text:span text:style-name="T3">Pick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1.479cm" svg:height="0.649cm" svg:x="16.991cm" svg:y="10.476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5" draw:id="id15" draw:layer="layout" svg:width="1.651cm" svg:height="0.649cm" svg:x="18.868cm" svg:y="10.476cm">
          <text:p text:style-name="P1"><text:span text:style-name="T2">Put Sandwich </text:span></text:p>
          <text:p text:style-name="P1"><text:span text:style-name="T2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8.47cm" svg:y1="10.8cm" svg:x2="18.868cm" svg:y2="10.8cm" draw:start-shape="id14" draw:start-glue-point="1" draw:end-shape="id15" draw:end-glue-point="3" svg:d="M18470 10800h398" svg:viewBox="0 0 399 1">
          <text:p/>
        </draw:connector>
        <draw:connector draw:style-name="gr1" draw:text-style-name="P1" draw:layer="layout" draw:type="line" svg:x1="14.908cm" svg:y1="10.8cm" svg:x2="15.327cm" svg:y2="10.799cm" draw:start-shape="id12" draw:start-glue-point="1" draw:end-shape="id13" draw:end-glue-point="3" svg:d="M14908 10800l419-1" svg:viewBox="0 0 420 2">
          <text:p/>
        </draw:connector>
        <draw:connector draw:style-name="gr2" draw:text-style-name="P1" draw:layer="layout" draw:type="line" svg:x1="15.917cm" svg:y1="7.947cm" svg:x2="15.962cm" svg:y2="10.474cm" draw:start-shape="id3" draw:start-glue-point="2" draw:end-shape="id13" draw:end-glue-point="0" svg:d="M15917 7947l45 2527" svg:viewBox="0 0 46 2528">
          <text:p/>
        </draw:connector>
        <draw:connector draw:style-name="gr2" draw:text-style-name="P1" draw:layer="layout" draw:type="line" svg:x1="15.917cm" svg:y1="7.947cm" svg:x2="17.73cm" svg:y2="10.476cm" draw:start-shape="id3" draw:start-glue-point="2" draw:end-shape="id14" draw:end-glue-point="0" svg:d="M15917 7947l1813 2529" svg:viewBox="0 0 1814 2530">
          <text:p/>
        </draw:connector>
        <draw:connector draw:style-name="gr2" draw:text-style-name="P1" draw:layer="layout" draw:type="line" svg:x1="15.917cm" svg:y1="7.947cm" svg:x2="19.693cm" svg:y2="10.476cm" draw:start-shape="id3" draw:start-glue-point="2" draw:end-shape="id15" draw:end-glue-point="0" svg:d="M15917 7947l3776 2529" svg:viewBox="0 0 3777 2530">
          <text:p/>
        </draw:connector>
        <draw:frame draw:style-name="gr10" draw:text-style-name="P5" draw:layer="layout" svg:width="4.067cm" svg:height="0.632cm" svg:x="1.378cm" svg:y="9.928cm">
          <draw:text-box>
            <text:p><text:span text:style-name="T4">Subject's Primitive Tasks</text:span></text:p>
          </draw:text-box>
        </draw:frame>
        <draw:custom-shape draw:style-name="gr11" draw:text-style-name="P6" draw:layer="layout" svg:width="0.265cm" svg:height="0.291cm" svg:x="1.243cm" svg:y="10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3.953cm" svg:height="0.632cm" svg:x="1.365cm" svg:y="10.428cm">
          <draw:text-box>
            <text:p><text:span text:style-name="T4">Mary's Primitive Tasks</text:span></text:p>
          </draw:text-box>
        </draw:frame>
        <draw:custom-shape draw:style-name="gr13" draw:text-style-name="P6" draw:layer="layout" svg:width="0.265cm" svg:height="0.291cm" svg:x="1.23cm" svg:y="10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5.871cm" svg:height="0.632cm" svg:x="1.352cm" svg:y="10.928cm">
          <draw:text-box>
            <text:p><text:span text:style-name="T4">Subject &amp; Mary's Non-Primitive Tasks</text:span></text:p>
          </draw:text-box>
        </draw:frame>
        <draw:custom-shape draw:style-name="gr14" draw:text-style-name="P6" draw:layer="layout" svg:width="0.265cm" svg:height="0.291cm" svg:x="1.217cm" svg:y="11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1-16T14:41:28.387702701</dc:date>
    <meta:editing-duration>PT2H26M44S</meta:editing-duration>
    <meta:editing-cycles>66</meta:editing-cycles>
    <meta:generator>LibreOffice/4.2.8.2$Linux_X86_64 LibreOffice_project/420m0$Build-2</meta:generator>
    <meta:document-statistic meta:object-count="49"/>
  </office:meta>
</office:document-meta>
</file>